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>
      <style:paragraph-properties fo:margin-top="0cm" fo:margin-bottom="0cm"/>
    </style:style>
    <style:style style:name="P14" style:family="paragraph" style:parent-style-name="Text_20_body" style:list-style-name="L1">
      <style:paragraph-properties fo:margin-top="0cm" fo:margin-bottom="0cm"/>
    </style:style>
    <style:style style:name="P15" style:family="paragraph" style:parent-style-name="Text_20_body" style:list-style-name="L4">
      <style:paragraph-properties fo:margin-top="0cm" fo:margin-bottom="0cm"/>
    </style:style>
    <style:style style:name="P16" style:family="paragraph" style:parent-style-name="Text_20_body" style:list-style-name="L5">
      <style:paragraph-properties fo:margin-top="0cm" fo:margin-bottom="0cm"/>
    </style:style>
    <style:style style:name="P17" style:family="paragraph" style:parent-style-name="Text_20_body" style:list-style-name="L6">
      <style:paragraph-properties fo:margin-top="0cm" fo:margin-bottom="0cm"/>
    </style:style>
    <style:style style:name="P18" style:family="paragraph" style:parent-style-name="Text_20_body" style:list-style-name="L7">
      <style:paragraph-properties fo:margin-top="0cm" fo:margin-bottom="0cm"/>
    </style:style>
    <style:style style:name="P19" style:family="paragraph" style:parent-style-name="Text_20_body" style:list-style-name="L12">
      <style:paragraph-properties fo:margin-top="0cm" fo:margin-bottom="0cm"/>
    </style:style>
    <style:style style:name="T1" style:family="text">
      <style:text-properties fo:font-weight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OLE">
      <style:graphic-properties fo:margin-left="0cm" fo:margin-right="0cm" fo:margin-top="0cm" fo:margin-bottom="0cm" style:vertical-pos="middle" style:vertical-rel="baseline" fo:padding="0cm" fo:border="none" draw:ole-draw-aspect="1" draw:visible-area-width="10cm" draw:visible-area-height="10cm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21.908cm" svg:y="10.848cm" svg:width="0.476cm" draw:z-index="0">
        <draw:text-box fo:min-height="0.476cm">
          <text:p text:style-name="Text_20_body"><draw:frame draw:name="ZeroClipboardMovie_1" text:anchor-type="as-char" svg:width="0.476cm" svg:height="0.476cm" draw:z-index="12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flashvars" draw:value="id=1&amp;width=18&amp;height=18"/><draw:param draw:name="pluginspage" draw:value="http://www.macromedia.com/go/getflashplayer"/><draw:param draw:name="allowfullscreen" draw:value="false"/><draw:param draw:name="allowscriptaccess" draw:value="always"/><draw:param draw:name="bgcolor" draw:value="#ffffff"/><draw:param draw:name="quality" draw:value="best"/><draw:param draw:name="menu" draw:value="false"/><draw:param draw:name="loop" draw:value="false"/></draw:plugin></draw:frame></text:p>
        </draw:text-box>
      </draw:frame>
      <draw:frame draw:style-name="fr1" draw:name="Frame2" text:anchor-type="page" text:anchor-page-number="1" svg:x="21.908cm" svg:y="15.478cm" svg:width="0.476cm" draw:z-index="1">
        <draw:text-box fo:min-height="0.476cm">
          <text:p text:style-name="Text_20_body"><draw:frame draw:name="ZeroClipboardMovie_2" text:anchor-type="as-char" svg:width="0.476cm" svg:height="0.476cm" draw:z-index="13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flashvars" draw:value="id=2&amp;width=18&amp;height=18"/><draw:param draw:name="pluginspage" draw:value="http://www.macromedia.com/go/getflashplayer"/><draw:param draw:name="allowfullscreen" draw:value="false"/><draw:param draw:name="allowscriptaccess" draw:value="always"/><draw:param draw:name="bgcolor" draw:value="#ffffff"/><draw:param draw:name="quality" draw:value="best"/><draw:param draw:name="menu" draw:value="false"/><draw:param draw:name="loop" draw:value="false"/></draw:plugin></draw:frame></text:p>
        </draw:text-box>
      </draw:frame>
      <draw:frame draw:style-name="fr1" draw:name="Frame3" text:anchor-type="page" text:anchor-page-number="1" svg:x="21.908cm" svg:y="19.632cm" svg:width="0.476cm" draw:z-index="2">
        <draw:text-box fo:min-height="0.476cm">
          <text:p text:style-name="Text_20_body"><draw:frame draw:name="ZeroClipboardMovie_3" text:anchor-type="as-char" svg:width="0.476cm" svg:height="0.476cm" draw:z-index="14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flashvars" draw:value="id=3&amp;width=18&amp;height=18"/><draw:param draw:name="pluginspage" draw:value="http://www.macromedia.com/go/getflashplayer"/><draw:param draw:name="allowfullscreen" draw:value="false"/><draw:param draw:name="allowscriptaccess" draw:value="always"/><draw:param draw:name="bgcolor" draw:value="#ffffff"/><draw:param draw:name="quality" draw:value="best"/><draw:param draw:name="menu" draw:value="false"/><draw:param draw:name="loop" draw:value="false"/></draw:plugin></draw:frame></text:p>
        </draw:text-box>
      </draw:frame>
      <draw:frame draw:style-name="fr1" draw:name="Frame4" text:anchor-type="page" text:anchor-page-number="1" svg:x="21.908cm" svg:y="23.31cm" svg:width="0.476cm" draw:z-index="3">
        <draw:text-box fo:min-height="0.476cm">
          <text:p text:style-name="Text_20_body"><draw:frame draw:name="ZeroClipboardMovie_4" text:anchor-type="as-char" svg:width="0.476cm" svg:height="0.476cm" draw:z-index="15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flashvars" draw:value="id=4&amp;width=18&amp;height=18"/><draw:param draw:name="pluginspage" draw:value="http://www.macromedia.com/go/getflashplayer"/><draw:param draw:name="allowfullscreen" draw:value="false"/><draw:param draw:name="allowscriptaccess" draw:value="always"/><draw:param draw:name="bgcolor" draw:value="#ffffff"/><draw:param draw:name="quality" draw:value="best"/><draw:param draw:name="menu" draw:value="false"/><draw:param draw:name="loop" draw:value="false"/></draw:plugin></draw:frame></text:p>
        </draw:text-box>
      </draw:frame>
      <draw:frame draw:style-name="fr1" draw:name="Frame5" text:anchor-type="page" text:anchor-page-number="1" svg:x="21.908cm" svg:y="28.893cm" svg:width="0.476cm" draw:z-index="4">
        <draw:text-box fo:min-height="0.476cm">
          <text:p text:style-name="Text_20_body"><draw:frame draw:name="ZeroClipboardMovie_5" text:anchor-type="as-char" svg:width="0.476cm" svg:height="0.476cm" draw:z-index="16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flashvars" draw:value="id=5&amp;width=18&amp;height=18"/><draw:param draw:name="pluginspage" draw:value="http://www.macromedia.com/go/getflashplayer"/><draw:param draw:name="allowfullscreen" draw:value="false"/><draw:param draw:name="allowscriptaccess" draw:value="always"/><draw:param draw:name="bgcolor" draw:value="#ffffff"/><draw:param draw:name="quality" draw:value="best"/><draw:param draw:name="menu" draw:value="false"/><draw:param draw:name="loop" draw:value="false"/></draw:plugin></draw:frame></text:p>
        </draw:text-box>
      </draw:frame>
      <draw:frame draw:style-name="fr1" draw:name="Frame6" text:anchor-type="page" text:anchor-page-number="1" svg:x="21.908cm" svg:y="38.021cm" svg:width="0.476cm" draw:z-index="5">
        <draw:text-box fo:min-height="0.476cm">
          <text:p text:style-name="Text_20_body"><draw:frame draw:name="ZeroClipboardMovie_6" text:anchor-type="as-char" svg:width="0.476cm" svg:height="0.476cm" draw:z-index="17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flashvars" draw:value="id=6&amp;width=18&amp;height=18"/><draw:param draw:name="pluginspage" draw:value="http://www.macromedia.com/go/getflashplayer"/><draw:param draw:name="allowfullscreen" draw:value="false"/><draw:param draw:name="allowscriptaccess" draw:value="always"/><draw:param draw:name="bgcolor" draw:value="#ffffff"/><draw:param draw:name="quality" draw:value="best"/><draw:param draw:name="menu" draw:value="false"/><draw:param draw:name="loop" draw:value="false"/></draw:plugin></draw:frame></text:p>
        </draw:text-box>
      </draw:frame>
      <draw:frame draw:style-name="fr1" draw:name="Frame7" text:anchor-type="page" text:anchor-page-number="1" svg:x="21.908cm" svg:y="43.55cm" svg:width="0.476cm" draw:z-index="6">
        <draw:text-box fo:min-height="0.476cm">
          <text:p text:style-name="Text_20_body"><draw:frame draw:name="ZeroClipboardMovie_7" text:anchor-type="as-char" svg:width="0.476cm" svg:height="0.476cm" draw:z-index="18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flashvars" draw:value="id=7&amp;width=18&amp;height=18"/><draw:param draw:name="pluginspage" draw:value="http://www.macromedia.com/go/getflashplayer"/><draw:param draw:name="allowfullscreen" draw:value="false"/><draw:param draw:name="allowscriptaccess" draw:value="always"/><draw:param draw:name="bgcolor" draw:value="#ffffff"/><draw:param draw:name="quality" draw:value="best"/><draw:param draw:name="menu" draw:value="false"/><draw:param draw:name="loop" draw:value="false"/></draw:plugin></draw:frame></text:p>
        </draw:text-box>
      </draw:frame>
      <draw:frame draw:style-name="fr1" draw:name="Frame8" text:anchor-type="page" text:anchor-page-number="1" svg:x="21.908cm" svg:y="48.392cm" svg:width="0.476cm" draw:z-index="7">
        <draw:text-box fo:min-height="0.476cm">
          <text:p text:style-name="Text_20_body"><draw:frame draw:name="ZeroClipboardMovie_8" text:anchor-type="as-char" svg:width="0.476cm" svg:height="0.476cm" draw:z-index="19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flashvars" draw:value="id=8&amp;width=18&amp;height=18"/><draw:param draw:name="pluginspage" draw:value="http://www.macromedia.com/go/getflashplayer"/><draw:param draw:name="allowfullscreen" draw:value="false"/><draw:param draw:name="allowscriptaccess" draw:value="always"/><draw:param draw:name="bgcolor" draw:value="#ffffff"/><draw:param draw:name="quality" draw:value="best"/><draw:param draw:name="menu" draw:value="false"/><draw:param draw:name="loop" draw:value="false"/></draw:plugin></draw:frame></text:p>
        </draw:text-box>
      </draw:frame>
      <draw:frame draw:style-name="fr1" draw:name="Frame9" text:anchor-type="page" text:anchor-page-number="1" svg:x="21.908cm" svg:y="52.07cm" svg:width="0.476cm" draw:z-index="8">
        <draw:text-box fo:min-height="0.476cm">
          <text:p text:style-name="Text_20_body"><draw:frame draw:name="ZeroClipboardMovie_9" text:anchor-type="as-char" svg:width="0.476cm" svg:height="0.476cm" draw:z-index="20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flashvars" draw:value="id=9&amp;width=18&amp;height=18"/><draw:param draw:name="pluginspage" draw:value="http://www.macromedia.com/go/getflashplayer"/><draw:param draw:name="allowfullscreen" draw:value="false"/><draw:param draw:name="allowscriptaccess" draw:value="always"/><draw:param draw:name="bgcolor" draw:value="#ffffff"/><draw:param draw:name="quality" draw:value="best"/><draw:param draw:name="menu" draw:value="false"/><draw:param draw:name="loop" draw:value="false"/></draw:plugin></draw:frame></text:p>
        </draw:text-box>
      </draw:frame>
      <draw:frame draw:style-name="fr1" draw:name="Frame10" text:anchor-type="page" text:anchor-page-number="1" svg:x="21.908cm" svg:y="56.436cm" svg:width="0.476cm" draw:z-index="9">
        <draw:text-box fo:min-height="0.476cm">
          <text:p text:style-name="Text_20_body"><draw:frame draw:name="ZeroClipboardMovie_10" text:anchor-type="as-char" svg:width="0.476cm" svg:height="0.476cm" draw:z-index="21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flashvars" draw:value="id=10&amp;width=18&amp;height=18"/><draw:param draw:name="pluginspage" draw:value="http://www.macromedia.com/go/getflashplayer"/><draw:param draw:name="allowfullscreen" draw:value="false"/><draw:param draw:name="allowscriptaccess" draw:value="always"/><draw:param draw:name="bgcolor" draw:value="#ffffff"/><draw:param draw:name="quality" draw:value="best"/><draw:param draw:name="menu" draw:value="false"/><draw:param draw:name="loop" draw:value="false"/></draw:plugin></draw:frame></text:p>
        </draw:text-box>
      </draw:frame>
      <draw:frame draw:style-name="fr1" draw:name="Frame11" text:anchor-type="page" text:anchor-page-number="1" svg:x="21.908cm" svg:y="59.425cm" svg:width="0.476cm" draw:z-index="10">
        <draw:text-box fo:min-height="0.476cm">
          <text:p text:style-name="Text_20_body"><draw:frame draw:name="ZeroClipboardMovie_11" text:anchor-type="as-char" svg:width="0.476cm" svg:height="0.476cm" draw:z-index="22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flashvars" draw:value="id=11&amp;width=18&amp;height=18"/><draw:param draw:name="pluginspage" draw:value="http://www.macromedia.com/go/getflashplayer"/><draw:param draw:name="allowfullscreen" draw:value="false"/><draw:param draw:name="allowscriptaccess" draw:value="always"/><draw:param draw:name="bgcolor" draw:value="#ffffff"/><draw:param draw:name="quality" draw:value="best"/><draw:param draw:name="menu" draw:value="false"/><draw:param draw:name="loop" draw:value="false"/></draw:plugin></draw:frame></text:p>
        </draw:text-box>
      </draw:frame>
      <draw:frame draw:style-name="fr1" draw:name="Frame12" text:anchor-type="page" text:anchor-page-number="1" svg:x="21.908cm" svg:y="63.103cm" svg:width="0.476cm" draw:z-index="11">
        <draw:text-box fo:min-height="0.476cm">
          <text:p text:style-name="Text_20_body"><draw:frame draw:name="ZeroClipboardMovie_12" text:anchor-type="as-char" svg:width="0.476cm" svg:height="0.476cm" draw:z-index="23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flashvars" draw:value="id=12&amp;width=18&amp;height=18"/><draw:param draw:name="pluginspage" draw:value="http://www.macromedia.com/go/getflashplayer"/><draw:param draw:name="allowfullscreen" draw:value="false"/><draw:param draw:name="allowscriptaccess" draw:value="always"/><draw:param draw:name="bgcolor" draw:value="#ffffff"/><draw:param draw:name="quality" draw:value="best"/><draw:param draw:name="menu" draw:value="false"/><draw:param draw:name="loop" draw:value="false"/></draw:plugin></draw:frame></text:p>
        </draw:text-box>
      </draw:frame>
      <text:h text:style-name="Heading_20_3" text:outline-level="3"><text:a xlink:type="simple" xlink:href="http://blog.csdn.net/huweilong1030/article/details/7680117">Android WebView 相关属性 </text:a></text:h>
      <text:p text:style-name="P13">分类： <text:a xlink:type="simple" xlink:href="http://blog.csdn.net/huweilong1030/article/category/729827">Android 手机开发</text:a> 2012-06-20 16:08 382人阅读 <text:a xlink:type="simple" xlink:href="http://blog.csdn.net/huweilong1030/article/details/7680117#comments">评论</text:a>(0) <text:a xlink:type="simple" xlink:href="javascript:void(0);">收藏</text:a> <text:a xlink:type="simple" xlink:href="http://blog.csdn.net/huweilong1030/article/details/7680117#report">举报</text:a> </text:p>
      <text:section text:style-name="Sect1" text:name="article_content">
        <text:p text:style-name="P13">1、设置WebView为透明：</text:p>
        <text:p text:style-name="Text_20_body"><text:span text:style-name="T1">[java]</text:span> <text:a xlink:type="simple" xlink:href="http://blog.csdn.net/huweilong1030/article/details/7680117#">view plain</text:a><text:a xlink:type="simple" xlink:href="http://blog.csdn.net/huweilong1030/article/details/7680117#">copy</text:a></text:p>
        <text:list xml:id="list803619927" text:style-name="L1">
          <text:list-item>
            <text:p text:style-name="P14">android:background="#00000000"  </text:p>
          </text:list-item>
          <text:list-item>
            <text:p text:style-name="P14">    android:cacheColorHint="#00000000"  </text:p>
          </text:list-item>
          <text:list-item>
            <text:p text:style-name="P1">    WebView.setBackgroundColor(0);  </text:p>
          </text:list-item>
        </text:list>
        <text:p text:style-name="P13"/>
        <text:p text:style-name="P13">2、WebView 显示sd卡图片：</text:p>
        <text:p text:style-name="Text_20_body"><text:span text:style-name="T1">[java]</text:span> <text:a xlink:type="simple" xlink:href="http://blog.csdn.net/huweilong1030/article/details/7680117#">view plain</text:a><text:a xlink:type="simple" xlink:href="http://blog.csdn.net/huweilong1030/article/details/7680117#">copy</text:a></text:p>
        <text:list xml:id="list1384680815" text:style-name="L2">
          <text:list-item>
            <text:p text:style-name="P2">webView.loadDataWithBaseURL(null,"&lt;img src=\"file://sdcard/dcim/Camera/2010-12-15_08-33-50_583.jpg\" /&gt;", "text/html", "utf-8", null);  </text:p>
          </text:list-item>
        </text:list>
        <text:p text:style-name="P13"/>
        <text:p text:style-name="P13">3、WebView显示字符串</text:p>
        <text:p text:style-name="Text_20_body"><text:span text:style-name="T1">[java]</text:span> <text:a xlink:type="simple" xlink:href="http://blog.csdn.net/huweilong1030/article/details/7680117#">view plain</text:a><text:a xlink:type="simple" xlink:href="http://blog.csdn.net/huweilong1030/article/details/7680117#">copy</text:a></text:p>
        <text:list xml:id="list770059873" text:style-name="L3">
          <text:list-item>
            <text:p text:style-name="P3">webView.loadDataWithBaseURL("fake://not/needed", s1, "text/html", "utf-8", "");  </text:p>
          </text:list-item>
        </text:list>
        <text:p text:style-name="P13"/>
        <text:p text:style-name="P13">4、设置WebView中显示字体的大小</text:p>
        <text:p text:style-name="Text_20_body"><text:span text:style-name="T1">[java]</text:span> <text:a xlink:type="simple" xlink:href="http://blog.csdn.net/huweilong1030/article/details/7680117#">view plain</text:a><text:a xlink:type="simple" xlink:href="http://blog.csdn.net/huweilong1030/article/details/7680117#">copy</text:a></text:p>
        <text:list xml:id="list874309709" text:style-name="L4">
          <text:list-item>
            <text:p text:style-name="P15">public static final TextSize[] FONT_SIZES = new TextSize[]{TextSize.SMALLER,TextSize.NORMAL,TextSize.LARGER};  </text:p>
          </text:list-item>
          <text:list-item>
            <text:p text:style-name="P15">    private WebSettings wb;  </text:p>
          </text:list-item>
          <text:list-item>
            <text:p text:style-name="P15">    wb = mWebViewRightContent.getSettings();  </text:p>
          </text:list-item>
          <text:list-item>
            <text:p text:style-name="P4">    wb.setTextSize(FONT_SIZES[iFontSizeId]);  </text:p>
          </text:list-item>
        </text:list>
        <text:p text:style-name="P13"/>
        <text:p text:style-name="P13">字体大小：</text:p>
        <text:p text:style-name="Text_20_body"><text:span text:style-name="T1">[java]</text:span> <text:a xlink:type="simple" xlink:href="http://blog.csdn.net/huweilong1030/article/details/7680117#">view plain</text:a><text:a xlink:type="simple" xlink:href="http://blog.csdn.net/huweilong1030/article/details/7680117#">copy</text:a></text:p>
        <text:list xml:id="list454617329" text:style-name="L5">
          <text:list-item>
            <text:p text:style-name="P16">public enum TextSize {  </text:p>
          </text:list-item>
          <text:list-item>
            <text:p text:style-name="P16">        SMALLEST(50),  </text:p>
          </text:list-item>
          <text:list-item>
            <text:p text:style-name="P16">        SMALLER(75),  </text:p>
          </text:list-item>
          <text:list-item>
            <text:p text:style-name="P16">        NORMAL(100),  </text:p>
          </text:list-item>
          <text:list-item>
            <text:p text:style-name="P16">        LARGER(150),  </text:p>
          </text:list-item>
          <text:list-item>
            <text:p text:style-name="P16">        LARGEST(200);  </text:p>
          </text:list-item>
          <text:list-item>
            <text:p text:style-name="P16">        TextSize(int size) {  </text:p>
          </text:list-item>
          <text:list-item>
            <text:p text:style-name="P16">            value = size;  </text:p>
          </text:list-item>
          <text:list-item>
            <text:p text:style-name="P16">        }  </text:p>
          </text:list-item>
          <text:list-item>
            <text:p text:style-name="P16">        int value;  </text:p>
          </text:list-item>
          <text:list-item>
            <text:p text:style-name="P5">    }  </text:p>
          </text:list-item>
        </text:list>
        <text:p text:style-name="P13"/>
        <text:p text:style-name="P13"><text:soft-page-break/>5、WebView显示html文件时，若要达到和PC上浏览器显示的效果完全一样，只需对WebView做一下设置即可：</text:p>
        <text:p text:style-name="Text_20_body"><text:span text:style-name="T1">[java]</text:span> <text:a xlink:type="simple" xlink:href="http://blog.csdn.net/huweilong1030/article/details/7680117#">view plain</text:a><text:a xlink:type="simple" xlink:href="http://blog.csdn.net/huweilong1030/article/details/7680117#">copy</text:a></text:p>
        <text:list xml:id="list761264712" text:style-name="L6">
          <text:list-item>
            <text:p text:style-name="P17">//适应全屏  39适应竖屏    57适应横屏  </text:p>
          </text:list-item>
          <text:list-item>
            <text:p text:style-name="P6">    mWebView.setInitialScale(39);  </text:p>
          </text:list-item>
        </text:list>
        <text:p text:style-name="P13"/>
        <text:p text:style-name="P13">注意的是：html只字体太小的话，在Android手机或开发板上显示的就相当的小。一般6、7号字体吧！</text:p>
        <text:p text:style-name="P13"/>
        <text:p text:style-name="P13">6、WebView设置渐变：</text:p>
        <text:p text:style-name="Text_20_body"><text:span text:style-name="T1">[java]</text:span> <text:a xlink:type="simple" xlink:href="http://blog.csdn.net/huweilong1030/article/details/7680117#">view plain</text:a><text:a xlink:type="simple" xlink:href="http://blog.csdn.net/huweilong1030/article/details/7680117#">copy</text:a></text:p>
        <text:list xml:id="list704893941" text:style-name="L7">
          <text:list-item>
            <text:p text:style-name="P18">android:fadingEdge="vertical"  </text:p>
          </text:list-item>
          <text:list-item>
            <text:p text:style-name="P7">    android:fadingEdgeLength="20px"  </text:p>
          </text:list-item>
        </text:list>
        <text:p text:style-name="P13">(垂直方向，上下渐变区域为20px)</text:p>
        <text:p text:style-name="P13"/>
        <text:p text:style-name="P13">7、设置WebView可触摸放大缩小：</text:p>
        <text:p text:style-name="Text_20_body"><text:span text:style-name="T1">[java]</text:span> <text:a xlink:type="simple" xlink:href="http://blog.csdn.net/huweilong1030/article/details/7680117#">view plain</text:a><text:a xlink:type="simple" xlink:href="http://blog.csdn.net/huweilong1030/article/details/7680117#">copy</text:a></text:p>
        <text:list xml:id="list817358650" text:style-name="L8">
          <text:list-item>
            <text:p text:style-name="P8">mWebView.getSettings().setBuiltInZoomControls(true);  </text:p>
          </text:list-item>
        </text:list>
        <text:p text:style-name="P13"/>
        <text:p text:style-name="P13">8、WebView双击变大，再双击后变小，当手动放大后，双击可以恢复到原始大小，如下设置：</text:p>
        <text:p text:style-name="Text_20_body"><text:span text:style-name="T1">[java]</text:span> <text:a xlink:type="simple" xlink:href="http://blog.csdn.net/huweilong1030/article/details/7680117#">view plain</text:a><text:a xlink:type="simple" xlink:href="http://blog.csdn.net/huweilong1030/article/details/7680117#">copy</text:a></text:p>
        <text:list xml:id="list1034009303" text:style-name="L9">
          <text:list-item>
            <text:p text:style-name="P9">webView.getSettings().setUseWideViewPort(true);  </text:p>
          </text:list-item>
        </text:list>
        <text:p text:style-name="P13"/>
        <text:p text:style-name="P13">9、几种加速WebView加载的方法</text:p>
        <text:p text:style-name="P13">· 提高渲染的优先级</text:p>
        <text:p text:style-name="Text_20_body"><text:span text:style-name="T1">[java]</text:span> <text:a xlink:type="simple" xlink:href="http://blog.csdn.net/huweilong1030/article/details/7680117#">view plain</text:a><text:a xlink:type="simple" xlink:href="http://blog.csdn.net/huweilong1030/article/details/7680117#">copy</text:a></text:p>
        <text:list xml:id="list1051430738" text:style-name="L10">
          <text:list-item>
            <text:p text:style-name="P10">webView.getSettings().setRenderPriority(RenderPriority.HIGH);  </text:p>
          </text:list-item>
        </text:list>
        <text:p text:style-name="P13">· 使用webView.getSettings().setBlockNetworkImage，把图片加载放在最后来加载渲染</text:p>
        <text:p text:style-name="Text_20_body"><text:span text:style-name="T1">[java]</text:span> <text:a xlink:type="simple" xlink:href="http://blog.csdn.net/huweilong1030/article/details/7680117#">view plain</text:a><text:a xlink:type="simple" xlink:href="http://blog.csdn.net/huweilong1030/article/details/7680117#">copy</text:a></text:p>
        <text:list xml:id="list1221860273" text:style-name="L11">
          <text:list-item>
            <text:p text:style-name="P11">webView.getSettings().setBlockNetworkImage(true);  </text:p>
          </text:list-item>
        </text:list>
        <text:p text:style-name="P13"/>
        <text:p text:style-name="P13">10、将字符串转换成HTML形式的文件显示：</text:p>
        <text:p text:style-name="Text_20_body"><text:span text:style-name="T1">[java]</text:span> <text:a xlink:type="simple" xlink:href="http://blog.csdn.net/huweilong1030/article/details/7680117#">view plain</text:a><text:a xlink:type="simple" xlink:href="http://blog.csdn.net/huweilong1030/article/details/7680117#">copy</text:a></text:p>
        <text:list xml:id="list383429980" text:style-name="L12">
          <text:list-item>
            <text:p text:style-name="P19">//获取的字符串  </text:p>
          </text:list-item>
          <text:list-item>
            <text:p text:style-name="P19">    String sDetails = cursor.getString(cursor.getColumnIndex("sChinese"));  </text:p>
          </text:list-item>
          <text:list-item>
            <text:p text:style-name="P19">    //按行截取字符串，将其存放在数组中  </text:p>
          </text:list-item>
          <text:list-item>
            <text:p text:style-name="P19">    String[] str = sDetails.split("\n");  </text:p>
          </text:list-item>
          <text:list-item>
            <text:p text:style-name="P19">    String s1 = "";  </text:p>
          </text:list-item>
          <text:list-item>
            <text:p text:style-name="P19">    //遍历数组进行判断，如果条件成立，就添加设定的css样式  </text:p>
          </text:list-item>
          <text:list-item>
            <text:p text:style-name="P19">    for(int i = 0;i &lt; str.length;i ++){  </text:p>
          </text:list-item>
          <text:list-item>
            <text:p text:style-name="P19">        if(str[i].trim().startsWith("vt.")){  </text:p>
          </text:list-item>
          <text:list-item>
            <text:p text:style-name="P19"><text:soft-page-break/>            str[i] = "&lt;h3 style=\"font-size:10px; color:#000; background:#FCFCFC; padding:3px 5px;\"&gt;" + str[i] + "&lt;h3&gt;" + "\n";  </text:p>
          </text:list-item>
          <text:list-item>
            <text:p text:style-name="P19">        }else if(getMark(str[i].trim())){  </text:p>
          </text:list-item>
          <text:list-item>
            <text:p text:style-name="P19">            str[i] = "&lt;h4 style=\"font-size:10px; color:#F60; font-weight:normal;\"&gt;" + str[i] + "&lt;/h4&gt;" + "\n";  </text:p>
          </text:list-item>
          <text:list-item>
            <text:p text:style-name="P19">        }else if(str[i].trim().startsWith("〖")){  </text:p>
          </text:list-item>
          <text:list-item>
            <text:p text:style-name="P19">            str[i] = "&lt;span style=\"color:#333; font-size:10px; color:#F60\"&gt;" + str[i] + "&lt;/span&gt;" + "\n";  </text:p>
          </text:list-item>
          <text:list-item>
            <text:p text:style-name="P19">        }else {  </text:p>
          </text:list-item>
          <text:list-item>
            <text:p text:style-name="P19">            str[i] = "&lt;p style=\"line-height:16px; font-size:10px;color:#666;\"&gt;" + str[i] + "&lt;/p&gt;" + "\n";  </text:p>
          </text:list-item>
          <text:list-item>
            <text:p text:style-name="P19">        }  </text:p>
          </text:list-item>
          <text:list-item>
            <text:p text:style-name="P19">        //将修改后的字符串拼接起来  </text:p>
          </text:list-item>
          <text:list-item>
            <text:p text:style-name="P19">        s1 += str[i];  </text:p>
          </text:list-item>
          <text:list-item>
            <text:p text:style-name="P19">    }  </text:p>
          </text:list-item>
          <text:list-item>
            <text:p text:style-name="P19">    //用WebView将字符串以HTML的形式显示出来  </text:p>
          </text:list-item>
          <text:list-item>
            <text:p text:style-name="P12">    webView.loadDataWithBaseURL("fake://not/needed", s1, "text/html", "utf-8", "");  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roid Sans Fallback" style:font-size-asian="14pt" style:font-weight-asian="bold" style:font-name-complex="Lohit Hindi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ck </meta:initial-creator>
    <meta:creation-date>2012-12-14T09:48:51</meta:creation-date>
    <dc:date>2012-12-14T09:50:17</dc:date>
    <dc:creator>hck </dc:creator>
    <meta:editing-duration>P0D</meta:editing-duration>
    <meta:editing-cycles>1</meta:editing-cycles>
    <meta:document-statistic meta:table-count="0" meta:image-count="0" meta:object-count="12" meta:page-count="3" meta:paragraph-count="90" meta:word-count="320" meta:character-count="837" meta:non-whitespace-character-count="2604"/>
    <meta:generator>LibreOffice/3.5$Linux_X86_64 LibreOffice_project/350m1$Build-2</meta:generator>
  </office:meta>
</office:document-meta>
</file>